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a4155" style:font-size-asian="16pt" style:font-size-complex="16pt"/>
    </style:style>
    <style:style style:name="P2" style:family="paragraph" style:parent-style-name="Text_20_body">
      <style:text-properties officeooo:rsid="0023aa6d" officeooo:paragraph-rsid="003a4155"/>
    </style:style>
    <style:style style:name="P3" style:family="paragraph" style:parent-style-name="Text_20_body">
      <style:text-properties officeooo:rsid="003bff3d" officeooo:paragraph-rsid="003bff3d"/>
    </style:style>
    <style:style style:name="P4" style:family="paragraph" style:parent-style-name="Heading_20_1" style:master-page-name="Right_20_Page">
      <style:paragraph-properties style:page-number="auto"/>
      <style:text-properties officeooo:rsid="003bff3d" officeooo:paragraph-rsid="003bff3d"/>
    </style:style>
    <style:style style:name="P5" style:family="paragraph" style:parent-style-name="Heading_20_3">
      <style:text-properties officeooo:paragraph-rsid="003a4155"/>
    </style:style>
    <style:style style:name="P6" style:family="paragraph" style:parent-style-name="Heading_20_3">
      <style:paragraph-properties fo:break-before="page"/>
      <style:text-properties officeooo:rsid="003bff3d" officeooo:paragraph-rsid="003bff3d"/>
    </style:style>
    <style:style style:name="T1" style:family="text">
      <style:text-properties officeooo:rsid="000f14e3"/>
    </style:style>
    <style:style style:name="T2" style:family="text">
      <style:text-properties officeooo:rsid="00230fda"/>
    </style:style>
    <style:style style:name="T3" style:family="text">
      <style:text-properties officeooo:rsid="0023aa6d"/>
    </style:style>
    <style:style style:name="T4" style:family="text">
      <style:text-properties officeooo:rsid="0023dfaf"/>
    </style:style>
    <style:style style:name="T5" style:family="text">
      <style:text-properties officeooo:rsid="003bff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Peace Train</text:h>
      <text:h text:style-name="Heading_20_2" text:outline-level="2">(<text:span text:style-name="T5">Cat Stevens</text:span>)</text:h>
      <text:p text:style-name="Text_20_body">Time Signature: <text:span text:style-name="T1">4</text:span>/4 </text:p>
      <text:p text:style-name="Text_20_body">Chords: <text:span text:style-name="T5">Am, C, F, G</text:span></text:p>
      <text:p text:style-name="Text_20_body">Tempo: <text:span text:style-name="T2">110</text:span> - 1<text:span text:style-name="T5">3</text:span>0 BPM</text:p>
      <text:p text:style-name="P1"/>
      <text:h text:style-name="P6" text:outline-level="3">[INTRO]</text:h>
      <text:p text:style-name="P3">C G C G <text:s text:c="2"/>F C F <text:s/>F G Am <text:s/>F G F</text:p>
      <text:h text:style-name="Heading_20_3" text:outline-level="3">[VERSE 1]</text:h>
      <text:p text:style-name="P3"><text:s text:c="4"/>C <text:s text:c="3"/>G <text:s text:c="3"/>C <text:s text:c="4"/>G <text:s text:c="2"/>C</text:p>
      <text:p text:style-name="P3">Now I've been happy lately, </text:p>
      <text:p text:style-name="P3">F <text:s text:c="8"/>C <text:s text:c="7"/>F</text:p>
      <text:p text:style-name="P3">thinking about the good things to come</text:p>
      <text:p text:style-name="P3"><text:s text:c="4"/>G <text:s text:c="2"/>Am </text:p>
      <text:p text:style-name="P3">And I believe it could be, </text:p>
      <text:p text:style-name="P3">F <text:s text:c="8"/>G <text:s text:c="3"/>F</text:p>
      <text:p text:style-name="P3">something good has begun</text:p>
      <text:p text:style-name="P3"><text:s text:c="3"/>C <text:s text:c="3"/>G <text:s text:c="3"/>C <text:s text:c="6"/>G <text:s text:c="2"/>C</text:p>
      <text:p text:style-name="P3">Oh I've been smiling lately, </text:p>
      <text:p text:style-name="P3">F <text:s text:c="8"/>C <text:s text:c="7"/>F</text:p>
      <text:p text:style-name="P3">dreaming about the world as one</text:p>
      <text:p text:style-name="P3"><text:s text:c="4"/>G <text:s text:c="2"/>Am</text:p>
      <text:p text:style-name="P3">And I believe it could be, </text:p>
      <text:p text:style-name="P3">F <text:s text:c="3"/>G <text:s text:c="7"/>F</text:p>
      <text:p text:style-name="P3">some day it's going to come</text:p>
      <text:h text:style-name="Heading_20_3" text:outline-level="3">[VERSE 2]</text:h>
      <text:p text:style-name="P3"><text:s text:c="6"/>C <text:s text:c="2"/>G <text:s text:c="5"/>C <text:s text:c="6"/>G <text:s text:c="2"/>C</text:p>
      <text:p text:style-name="P3">Cause out on the edge of darkness, </text:p>
      <text:p text:style-name="P3">F <text:s text:c="4"/>C <text:s text:c="6"/>F</text:p>
      <text:p text:style-name="P3">there rides a peace train</text:p>
      <text:p text:style-name="P3"><text:s text:c="9"/>G <text:s text:c="4"/>Am</text:p>
      <text:p text:style-name="P3">Oh peace train take this country, </text:p>
      <text:p text:style-name="P3">F <text:s text:c="3"/>G <text:s text:c="6"/>F</text:p>
      <text:p text:style-name="P3">come take me home again</text:p>
      <text:p text:style-name="P3"><text:s text:c="4"/>C <text:s text:c="3"/>G <text:s text:c="3"/>C <text:s text:c="6"/>G <text:s text:c="2"/>C</text:p>
      <text:p text:style-name="P3">Now I've been smiling lately, </text:p>
      <text:p text:style-name="P3">F <text:s text:c="8"/>C <text:s text:c="7"/>F</text:p>
      <text:p text:style-name="P3">thinking about the good things to come</text:p>
      <text:p text:style-name="P3"><text:s text:c="4"/>G <text:s text:c="2"/>Am </text:p>
      <text:p text:style-name="P3">And I believe it could be, </text:p>
      <text:p text:style-name="P3">F <text:s text:c="8"/>G <text:s text:c="3"/>F</text:p>
      <text:p text:style-name="P3">something good has begun</text:p>
      <text:h text:style-name="Heading_20_3" text:outline-level="3">[CHORUS]</text:h>
      <text:p text:style-name="P3"><text:s text:c="3"/>C <text:s text:c="4"/>G <text:s text:c="4"/>C <text:s text:c="7"/>G <text:s/>C</text:p>
      <text:p text:style-name="P3">Oh peace train sounding louder</text:p>
      <text:p text:style-name="P3">F <text:s text:c="4"/>C <text:s text:c="5"/>F</text:p>
      <text:p text:style-name="P3">Glide on the peace train</text:p>
      <text:p text:style-name="P3"><text:soft-page-break/>F <text:s text:c="2"/>G <text:s text:c="2"/>Am F <text:s text:c="3"/>G <text:s text:c="5"/>F</text:p>
      <text:p text:style-name="P3">oooooooooo come on the peace train</text:p>
      <text:p text:style-name="P3">C <text:s text:c="4"/>G <text:s text:c="4"/>C <text:s text:c="3"/>G <text:s/>C <text:s/></text:p>
      <text:p text:style-name="P3">Peace train holy roller</text:p>
      <text:p text:style-name="P3">F <text:s text:c="7"/>C <text:s text:c="12"/>F</text:p>
      <text:p text:style-name="P3">Everyone jump upon the peace train</text:p>
      <text:p text:style-name="P3">F <text:s text:c="2"/>G <text:s text:c="2"/>Am</text:p>
      <text:p text:style-name="P3">oooooooooo</text:p>
      <text:p text:style-name="P3">F <text:s text:c="6"/>G <text:s text:c="2"/>F</text:p>
      <text:p text:style-name="P3">Come on now peace train</text:p>
      <text:h text:style-name="Heading_20_3" text:outline-level="3">[VERSE 3]</text:h>
      <text:p text:style-name="P3">C <text:s text:c="2"/>G <text:s text:c="3"/>C <text:s text:c="5"/>G <text:s/>C</text:p>
      <text:p text:style-name="P3">Get your bags together, </text:p>
      <text:p text:style-name="P3">F <text:s/>C <text:s text:c="9"/>F</text:p>
      <text:p text:style-name="P3">go bring your good friends too</text:p>
      <text:p text:style-name="P3">F <text:s text:c="4"/>G <text:s text:c="3"/>Am</text:p>
      <text:p text:style-name="P3">Cause it's getting nearer,</text:p>
      <text:p text:style-name="P3">F <text:s/>G <text:s text:c="8"/>F </text:p>
      <text:p text:style-name="P3">it soon will be with you</text:p>
      <text:p text:style-name="P3"><text:s text:c="4"/>C <text:s text:c="3"/>G <text:s text:c="2"/>C <text:s text:c="7"/>G <text:s/>C</text:p>
      <text:p text:style-name="P3">Now come and join the living, </text:p>
      <text:p text:style-name="P3">F <text:s text:c="3"/>C <text:s text:c="5"/>F</text:p>
      <text:p text:style-name="P3">it's not so far from you</text:p>
      <text:p text:style-name="P3"><text:s text:c="4"/>G <text:s text:c="3"/>Am</text:p>
      <text:p text:style-name="P3">And it's getting nearer, </text:p>
      <text:p text:style-name="P3">F <text:s text:c="3"/>G <text:s text:c="6"/>F</text:p>
      <text:p text:style-name="P3">soon it will all be true</text:p>
      <text:h text:style-name="Heading_20_3" text:outline-level="3">[CHORUS]</text:h>
      <text:p text:style-name="P3"><text:s text:c="3"/>C <text:s text:c="4"/>G <text:s text:c="4"/>C <text:s text:c="7"/>G <text:s/>C</text:p>
      <text:p text:style-name="P3">Oh peace train sounding louder</text:p>
      <text:p text:style-name="P3">F <text:s text:c="4"/>C <text:s text:c="5"/>F</text:p>
      <text:p text:style-name="P3">Glide on the peace train</text:p>
      <text:p text:style-name="P3">F <text:s text:c="2"/>G <text:s text:c="2"/>Am F <text:s text:c="3"/>G <text:s text:c="5"/>F</text:p>
      <text:p text:style-name="P3">oooooooooo come on the peace train</text:p>
      <text:h text:style-name="Heading_20_3" text:outline-level="3">[BRIDGE]</text:h>
      <text:p text:style-name="P3">C F <text:s text:c="2"/>F G Am <text:s/>F G F</text:p>
      <text:h text:style-name="Heading_20_3" text:outline-level="3">[VERSE 4]</text:h>
      <text:p text:style-name="P3"><text:s text:c="4"/>C <text:s text:c="3"/>G <text:s text:c="3"/>C <text:s text:c="5"/>G <text:s text:c="2"/>C</text:p>
      <text:p text:style-name="P3">Now I've been crying lately, </text:p>
      <text:p text:style-name="P3">F <text:s text:c="8"/>C <text:s text:c="7"/>F</text:p>
      <text:p text:style-name="P3">thinking about the world as it is</text:p>
      <text:p text:style-name="P3"><text:soft-page-break/><text:s text:c="4"/>G <text:s text:c="6"/>Am</text:p>
      <text:p text:style-name="P3">Why must we go on hating, </text:p>
      <text:p text:style-name="P3">F <text:s text:c="2"/>G <text:s text:c="7"/>F</text:p>
      <text:p text:style-name="P3">why can't we live in bliss?</text:p>
      <text:p text:style-name="P3"><text:s text:c="6"/>C <text:s text:c="2"/>G <text:s text:c="5"/>C <text:s text:c="6"/>G <text:s text:c="2"/>C</text:p>
      <text:p text:style-name="P3">Cause out on the edge of darkness, </text:p>
      <text:p text:style-name="P3">F <text:s text:c="4"/>C <text:s text:c="6"/>F</text:p>
      <text:p text:style-name="P3">there rides a peace train</text:p>
      <text:p text:style-name="P3"><text:s text:c="9"/>G <text:s text:c="4"/>Am</text:p>
      <text:p text:style-name="P3">Oh peace train take this country, </text:p>
      <text:p text:style-name="P3">F <text:s text:c="3"/>G <text:s text:c="6"/>F</text:p>
      <text:p text:style-name="P3">come take me home again</text:p>
      <text:h text:style-name="Heading_20_3" text:outline-level="3">[CHORUS]</text:h>
      <text:p text:style-name="P3"><text:s text:c="3"/>C <text:s text:c="4"/>G <text:s text:c="4"/>C <text:s text:c="7"/>G <text:s/>C</text:p>
      <text:p text:style-name="P3">Oh peace train sounding louder</text:p>
      <text:p text:style-name="P3">F <text:s text:c="4"/>C <text:s text:c="5"/>F</text:p>
      <text:p text:style-name="P3">Glide on the peace train</text:p>
      <text:p text:style-name="P3">F <text:s text:c="2"/>G <text:s text:c="2"/>Am</text:p>
      <text:p text:style-name="P3">oooooooooo</text:p>
      <text:p text:style-name="P3">F <text:s text:c="3"/>G <text:s text:c="5"/>F</text:p>
      <text:p text:style-name="P3">come on the peace train</text:p>
      <text:p text:style-name="P3">C <text:s text:c="4"/>G <text:s text:c="4"/>C <text:s text:c="3"/>G <text:s/>C <text:s/></text:p>
      <text:p text:style-name="P3">peace train holy roller</text:p>
      <text:p text:style-name="P3">F <text:s text:c="7"/>C <text:s text:c="12"/>F</text:p>
      <text:p text:style-name="P3">Everyone jump upon the peace train</text:p>
      <text:p text:style-name="P3">F <text:s text:c="2"/>G <text:s text:c="2"/>Am</text:p>
      <text:p text:style-name="P3">oooooooooo</text:p>
      <text:p text:style-name="P3">F <text:s text:c="6"/>G <text:s text:c="6"/>Am</text:p>
      <text:p text:style-name="P3">Come on come on come on</text:p>
      <text:p text:style-name="P3">F <text:s text:c="3"/>G <text:s text:c="5"/>Am</text:p>
      <text:p text:style-name="P3">Come on the peace train</text:p>
      <text:p text:style-name="P3">F <text:s/>G <text:s text:c="13"/></text:p>
      <text:p text:style-name="P3">is this the peace </text:p>
      <text:h text:style-name="Heading_20_3" text:outline-level="3">[OUTRO]</text:h>
      <text:p text:style-name="P3">C F</text:p>
      <text:p text:style-name="P3"/>
      <text:p text:style-name="P3">F <text:s text:c="2"/>G <text:s text:c="2"/>Am</text:p>
      <text:p text:style-name="P3">oooooooooo</text:p>
      <text:p text:style-name="P3">F <text:s text:c="3"/>G <text:s text:c="5"/>F</text:p>
      <text:p text:style-name="P3">come on the peace train</text:p>
      <text:p text:style-name="P3"/>
      <text:p text:style-name="P3">C F <text:s text:c="2"/>F G Am <text:s/>F G F . .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3M6S</meta:editing-duration>
    <meta:editing-cycles>42</meta:editing-cycles>
    <meta:generator>LibreOffice/5.2.5.1$MacOSX_X86_64 LibreOffice_project/0312e1a284a7d50ca85a365c316c7abbf20a4d22</meta:generator>
    <dc:title>Lyrics + Chords</dc:title>
    <dc:date>2017-04-05T11:08:28.018539000</dc:date>
    <meta:print-date>2017-04-03T12:23:29.985893000</meta:print-date>
    <meta:document-statistic meta:table-count="0" meta:image-count="0" meta:object-count="0" meta:page-count="4" meta:paragraph-count="127" meta:word-count="526" meta:character-count="2632" meta:non-whitespace-character-count="157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